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Footnote">
      <style:text-properties fo:language="en" fo:country="GB" officeooo:paragraph-rsid="0fed6741" fo:background-color="transparent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f6ac771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19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9b47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6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50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2" style:family="paragraph" style:parent-style-name="Standard">
      <style:text-properties officeooo:paragraph-rsid="0b0ddd8e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a0f7b62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text-properties officeooo:rsid="0dde9a1c" officeooo:paragraph-rsid="0dde9a1c"/>
    </style:style>
    <style:style style:name="P60" style:family="paragraph" style:parent-style-name="Standard">
      <style:text-properties officeooo:rsid="0dde9a1c" officeooo:paragraph-rsid="0f4adb30"/>
    </style:style>
    <style:style style:name="P61" style:family="paragraph" style:parent-style-name="Standard">
      <style:text-properties officeooo:rsid="0dde9a1c" officeooo:paragraph-rsid="0f5bbe35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3" style:family="paragraph" style:parent-style-name="Standard">
      <style:text-properties officeooo:paragraph-rsid="0f3d081d"/>
    </style:style>
    <style:style style:name="P64" style:family="paragraph" style:parent-style-name="Footnote">
      <style:text-properties officeooo:rsid="043ccc66" officeooo:paragraph-rsid="0f40045a"/>
    </style:style>
    <style:style style:name="P65" style:family="paragraph" style:parent-style-name="Footnote">
      <style:text-properties officeooo:rsid="043ccc66" officeooo:paragraph-rsid="0f4dc0dc"/>
    </style:style>
    <style:style style:name="P66" style:family="paragraph" style:parent-style-name="Standard">
      <style:text-properties officeooo:paragraph-rsid="0f4adb30"/>
    </style:style>
    <style:style style:name="P67" style:family="paragraph" style:parent-style-name="Standard">
      <style:paragraph-properties fo:text-align="center" style:justify-single-word="false"/>
      <style:text-properties officeooo:paragraph-rsid="0cc50ec9"/>
    </style:style>
    <style:style style:name="P68" style:family="paragraph" style:parent-style-name="Standard">
      <style:paragraph-properties fo:text-align="center" style:justify-single-word="false"/>
      <style:text-properties officeooo:paragraph-rsid="0daef67d"/>
    </style:style>
    <style:style style:name="P69" style:family="paragraph" style:parent-style-name="Standard">
      <style:paragraph-properties fo:text-align="center" style:justify-single-word="false"/>
      <style:text-properties officeooo:paragraph-rsid="0db0d4d1"/>
    </style:style>
    <style:style style:name="P70" style:family="paragraph" style:parent-style-name="Standard">
      <style:paragraph-properties fo:text-align="center" style:justify-single-word="false"/>
      <style:text-properties officeooo:paragraph-rsid="0eb4913f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paragraph-properties fo:text-align="center" style:justify-single-word="false"/>
      <style:text-properties officeooo:paragraph-rsid="0d1ec96e"/>
    </style:style>
    <style:style style:name="P73" style:family="paragraph" style:parent-style-name="Standard">
      <style:paragraph-properties fo:text-align="center" style:justify-single-word="false"/>
      <style:text-properties officeooo:paragraph-rsid="0d804757"/>
    </style:style>
    <style:style style:name="P74" style:family="paragraph" style:parent-style-name="Standard">
      <style:paragraph-properties fo:text-align="center" style:justify-single-word="false"/>
      <style:text-properties officeooo:paragraph-rsid="0dce9327"/>
    </style:style>
    <style:style style:name="P75" style:family="paragraph" style:parent-style-name="Standard">
      <style:text-properties officeooo:paragraph-rsid="0faa7fc1"/>
    </style:style>
    <style:style style:name="P76" style:family="paragraph" style:parent-style-name="Footnote">
      <style:text-properties officeooo:paragraph-rsid="0fb1c99e"/>
    </style:style>
    <style:style style:name="P77" style:family="paragraph" style:parent-style-name="Standard">
      <style:text-properties officeooo:paragraph-rsid="0fb43033"/>
    </style:style>
    <style:style style:name="P78" style:family="paragraph" style:parent-style-name="Standard">
      <style:text-properties officeooo:paragraph-rsid="0fb7f9a9"/>
    </style:style>
    <style:style style:name="P79" style:family="paragraph" style:parent-style-name="Standard">
      <style:text-properties officeooo:paragraph-rsid="0fc6bee0"/>
    </style:style>
    <style:style style:name="P80" style:family="paragraph" style:parent-style-name="Standard">
      <style:text-properties officeooo:paragraph-rsid="0fd6edde"/>
    </style:style>
    <style:style style:name="P81" style:family="paragraph" style:parent-style-name="Footnote">
      <style:text-properties officeooo:paragraph-rsid="0fe5d76c"/>
    </style:style>
    <style:style style:name="P82" style:family="paragraph" style:parent-style-name="Standard">
      <style:text-properties officeooo:paragraph-rsid="0feebff8"/>
    </style:style>
    <style:style style:name="P83" style:family="paragraph" style:parent-style-name="Standard">
      <style:text-properties officeooo:paragraph-rsid="0ff7c12b"/>
    </style:style>
    <style:style style:name="P84" style:family="paragraph" style:parent-style-name="Footnote">
      <style:text-properties officeooo:paragraph-rsid="101c2e62"/>
    </style:style>
    <style:style style:name="P85" style:family="paragraph" style:parent-style-name="Footnote">
      <style:text-properties officeooo:paragraph-rsid="101de698"/>
    </style:style>
    <style:style style:name="P86" style:family="paragraph" style:parent-style-name="Standard">
      <style:text-properties style:font-name="Liberation Mono" fo:font-size="11pt" fo:language="en" fo:country="GB" officeooo:rsid="0fe82bfa" officeooo:paragraph-rsid="0fe82bfa" style:font-size-asian="11pt" style:font-size-complex="11pt"/>
    </style:style>
    <style:style style:name="P8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f51b898"/>
    </style:style>
    <style:style style:name="T14" style:family="text">
      <style:text-properties style:font-name="Liberation Sans" fo:font-size="12pt" fo:language="en" fo:country="GB" officeooo:rsid="0fa4c07b" style:font-size-asian="12pt" style:font-size-complex="12pt"/>
    </style:style>
    <style:style style:name="T15" style:family="text">
      <style:text-properties style:font-name="Liberation Sans" fo:font-size="12pt" fo:language="en" fo:country="GB" officeooo:rsid="0f89d01f" style:font-size-asian="12pt" style:font-size-complex="12pt"/>
    </style:style>
    <style:style style:name="T16" style:family="text">
      <style:text-properties style:font-name="Liberation Sans" fo:font-size="12pt" fo:language="en" fo:country="GB" officeooo:rsid="00bddfb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c2e62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3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7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8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0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style:font-name-asian="HG Mincho Light J" style:language-asian="nl" style:country-asian="NL" style:font-name-complex="Arial Unicode MS" style:language-complex="nl" style:country-complex="NL"/>
    </style:style>
    <style:style style:name="T135" style:family="text">
      <style:text-properties fo:color="#000000" loext:opacity="100%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bbd58d" style:font-size-asian="12pt" style:font-weight-asian="normal" style:font-size-complex="12pt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5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54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3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language="en" fo:country="GB"/>
    </style:style>
    <style:style style:name="T20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5" style:family="text">
      <style:text-properties fo:language="en" fo:country="GB" officeooo:rsid="0f28d107"/>
    </style:style>
    <style:style style:name="T206" style:family="text">
      <style:text-properties fo:language="en" fo:country="GB" officeooo:rsid="0ff024dc"/>
    </style:style>
    <style:style style:name="T207" style:family="text">
      <style:text-properties fo:language="en" fo:country="GB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8" style:family="text">
      <style:text-properties officeooo:rsid="0fad59bb"/>
    </style:style>
    <style:style style:name="T209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1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4" style:family="text">
      <style:text-properties officeooo:rsid="0ffa97b0"/>
    </style:style>
    <style:style style:name="T225" style:family="text">
      <style:text-properties style:text-underline-style="solid" style:text-underline-width="auto" style:text-underline-color="font-color" officeooo:rsid="0ff4a399"/>
    </style:style>
    <style:style style:name="T226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87"><text:span text:style-name="Strong_20_Emphasis"><text:span text:style-name="T92">Checklist for installing </text:span></text:span><text:span text:style-name="Strong_20_Emphasis"><text:span text:style-name="T92"><text:user-field-get text:name="Distro">Ubuntu</text:user-field-get></text:span></text:span><text:span text:style-name="Strong_20_Emphasis"><text:span text:style-name="T92"><text:s/></text:span></text:span><text:span text:style-name="Strong_20_Emphasis"><text:span text:style-name="T93"><text:user-field-get text:name="Version">24.04</text:user-field-get></text:span></text:span><text:span text:style-name="Strong_20_Emphasis"><text:span text:style-name="T94"><text:note text:id="ftn1" text:note-class="footnote"><text:note-citation>1</text:note-citation><text:note-body><text:p text:style-name="P85"><text:span text:style-name="T210">This </text:span><text:span text:style-name="Strong_20_Emphasis"><text:span text:style-name="T212"><text:user-field-get text:name="Distro">Ubuntu</text:user-field-get></text:span></text:span><text:span text:style-name="T211"><text:s/></text:span><text:span text:style-name="T213"><text:user-field-get text:name="Version">24.04</text:user-field-get></text:span><text:span text:style-name="T213"><text:s/></text:span><text:span text:style-name="Strong_20_Emphasis"><text:span text:style-name="T214"><text:user-field-get text:name="Edition">Server</text:user-field-get></text:span></text:span><text:span text:style-name="T210"><text:s/>(codename noble) from April </text:span><text:span text:style-name="Strong_20_Emphasis"><text:span text:style-name="T215"><text:user-field-get text:name="Releaseyear">2024</text:user-field-get></text:span></text:span><text:span text:style-name="T210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95"><text:s/></text:span></text:span><text:span text:style-name="Strong_20_Emphasis"><text:span text:style-name="T96"><text:user-field-get text:name="Edition">Server</text:user-field-get></text:span></text:span><text:span text:style-name="Strong_20_Emphasis"><text:span text:style-name="T97">.</text:span></text:span></text:p>
      <text:p text:style-name="P29"><text:span text:style-name="Strong_20_Emphasis"><text:span text:style-name="T66"/></text:span></text:p>
      <text:p text:style-name="P29"><text:span text:style-name="Strong_20_Emphasis"><text:span text:style-name="T154">This is a fillable PDF, no printing required.</text:span></text:span></text:p>
      <text:p text:style-name="P30"><text:span text:style-name="Strong_20_Emphasis"><text:span text:style-name="T91"/></text:span></text:p>
      <text:p text:style-name="P17"><text:span text:style-name="T106">Fill in the </text:span><text:span text:style-name="Strong_20_Emphasis"><text:span text:style-name="T47"><text:s/></text:span></text:span><text:span text:style-name="Strong_20_Emphasis"><text:span text:style-name="T42">text box</text:span></text:span><text:span text:style-name="T106"> behind the </text:span><text:span text:style-name="T121">underlined</text:span><text:span text:style-name="T107"> </text:span><text:span text:style-name="T106">words, see [explanation]:</text:span></text:p>
      <text:p text:style-name="P18"><text:span text:style-name="Definition"><text:span text:style-name="T204">user</text:span></text:span><text:span text:style-name="T155"><text:tab/><text:tab/></text:span><text:span text:style-name="T165"> <text:tab/><text:tab/><text:tab/> </text:span><text:span text:style-name="T156"><draw:control text:anchor-type="as-char" svg:y="-0.4cm" draw:z-index="16" draw:name="Gebruiker 1" draw:style-name="gr2" draw:text-style-name="P93" svg:width="6.4cm" svg:height="0.6cm" draw:control="control15"><svg:title>Gebruiker</svg:title><svg:desc>Volledige naam, bijv. Jan Stek</svg:desc></draw:control></text:span><text:span text:style-name="T156"><text:s text:c="2"/></text:span><text:span text:style-name="T157">[</text:span><text:span text:style-name="T163">F</text:span><text:span text:style-name="T158">ull </text:span><text:span text:style-name="T166">na</text:span><text:span text:style-name="T168">me,</text:span><text:span text:style-name="T166"> </text:span><text:span text:style-name="T168">e.g.</text:span><text:span text:style-name="T166"> </text:span><text:span text:style-name="T167">J</text:span><text:span text:style-name="T173">ohn Doe</text:span><text:span text:style-name="T172">]</text:span></text:p>
      <text:p text:style-name="P82"><text:span text:style-name="Definition"><text:span text:style-name="T171">USER</text:span></text:span><text:span text:style-name="Definition"><text:span text:style-name="T203">na</text:span></text:span><text:span text:style-name="Definition"><text:span text:style-name="T205">me</text:span></text:span><text:span text:style-name="T170"><text:tab/><text:tab/><text:tab/> </text:span><text:span text:style-name="T170"><draw:control text:anchor-type="as-char" svg:y="-0.4cm" draw:z-index="17" draw:name="Gberuikersnaam 2" draw:style-name="gr2" draw:text-style-name="P93" svg:width="6.4cm" svg:height="0.6cm" draw:control="control16"><svg:title>Gebruikersnaam</svg:title><svg:desc>Korte naam, bijv. jan</svg:desc></draw:control></text:span><text:span text:style-name="T170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01">j</text:span><text:span text:style-name="T103">oh</text:span><text:span text:style-name="T101">n</text:span><text:span text:style-name="T102">]</text:span></text:p>
      <text:p text:style-name="P18"><text:span text:style-name="Definition"><text:span text:style-name="T206">serv</text:span></text:span><text:span text:style-name="Definition"><text:span text:style-name="T203">ERNA</text:span></text:span><text:span text:style-name="Definition"><text:span text:style-name="T205">me</text:span></text:span><text:span text:style-name="T174"><text:tab/> <text:tab/> </text:span><text:span text:style-name="T203"><draw:control text:anchor-type="as-char" svg:y="-0.4cm" draw:z-index="18" draw:name="Computernaam 1" draw:style-name="gr2" draw:text-style-name="P93" svg:width="6.4cm" svg:height="0.6cm" draw:control="control17"><svg:title>Computernaam</svg:title><svg:desc>Unieke naam van de computer</svg:desc></draw:control></text:span><text:span text:style-name="T203"><text:s text:c="2"/></text:span><text:span text:style-name="T175">[</text:span><text:span text:style-name="T181">N</text:span><text:span text:style-name="T176">a</text:span><text:span text:style-name="T180">me of the</text:span><text:span text:style-name="T176"> </text:span><text:span text:style-name="T182">server</text:span><text:span text:style-name="T177">, </text:span><text:span text:style-name="T180">e.g.</text:span><text:span text:style-name="T178"> </text:span><text:span text:style-name="T182">sv</text:span><text:span text:style-name="T179">02</text:span><text:span text:style-name="T175">]</text:span></text:p>
      <text:p text:style-name="P18"><text:span text:style-name="Definition"><text:span text:style-name="T184">USER</text:span></text:span><text:span text:style-name="T183"><text:tab/><text:tab/></text:span><text:span text:style-name="T165"> <text:tab/><text:tab/><text:tab/> </text:span><text:span text:style-name="T156"><draw:control text:anchor-type="as-char" svg:y="-0.4cm" draw:z-index="19" draw:name="Gebruiker 2" draw:style-name="gr2" draw:text-style-name="P93" svg:width="6.4cm" svg:height="0.6cm" draw:control="control18"><svg:title>Gebruiker</svg:title><svg:desc>Volledige naam, bijv. Jan Stek</svg:desc></draw:control></text:span><text:span text:style-name="T156"><text:s text:c="2"/></text:span><text:span text:style-name="T157">[</text:span><text:span text:style-name="T163">F</text:span><text:span text:style-name="T159">ull </text:span><text:span text:style-name="T160">na</text:span><text:span text:style-name="T161">me</text:span><text:span text:style-name="T160"> possibly </text:span><text:span text:style-name="T164">2</text:span><text:span text:style-name="T197">nd</text:span><text:span text:style-name="T164"> </text:span><text:span text:style-name="T162">user</text:span><text:span text:style-name="T169">]</text:span></text:p>
      <text:p text:style-name="P82"><text:span text:style-name="Definition"><text:span text:style-name="T184">USERN</text:span></text:span><text:span text:style-name="Definition"><text:span text:style-name="T185">a</text:span></text:span><text:span text:style-name="Definition"><text:span text:style-name="T186">me</text:span></text:span><text:span text:style-name="Definition"><text:span text:style-name="T191"><text:tab/><text:tab/><text:tab/> </text:span></text:span><text:span text:style-name="T170"><draw:control text:anchor-type="as-char" svg:y="-0.4cm" draw:z-index="20" draw:name="Gberuikersnaam 1" draw:style-name="gr2" draw:text-style-name="P93" svg:width="6.4cm" svg:height="0.6cm" draw:control="control19"><svg:title>Gebruikersnaam</svg:title><svg:desc>Korte naam, bijv. jan</svg:desc></draw:control></text:span><text:span text:style-name="T170"><text:s text:c="2"/></text:span><text:span text:style-name="T188">[</text:span><text:span text:style-name="T190">U</text:span><text:span text:style-name="T189">ser</text:span><text:span text:style-name="T187"> </text:span><text:span text:style-name="T193">na</text:span><text:span text:style-name="T194">me</text:span><text:span text:style-name="T193"> possibly </text:span><text:span text:style-name="T196">2</text:span><text:span text:style-name="T198">nd</text:span><text:span text:style-name="T196"> </text:span><text:span text:style-name="T195">user</text:span><text:span text:style-name="T192">]</text:span></text:p>
      <text:p text:style-name="P18"><text:span text:style-name="T104">Replace the </text:span><text:span text:style-name="T120">underlined</text:span><text:span text:style-name="T104"> words in this checklist with those in the </text:span><text:span text:style-name="Strong_20_Emphasis"><text:span text:style-name="T27">te</text:span></text:span><text:span text:style-name="Strong_20_Emphasis"><text:span text:style-name="T39">x</text:span></text:span><text:span text:style-name="Strong_20_Emphasis"><text:span text:style-name="T27">t </text:span></text:span><text:span text:style-name="Strong_20_Emphasis"><text:span text:style-name="T39">box</text:span></text:span><text:span text:style-name="T104">.</text:span></text:p>
      <text:p text:style-name="P51"/>
      <text:p text:style-name="P51"/>
      <text:p text:style-name="P19"><text:span text:style-name="T118">Not yet on Linux?</text:span><text:span text:style-name="T109"><text:tab/></text:span><text:span text:style-name="Strong_20_Emphasis"><text:span text:style-name="T50"><draw:control text:anchor-type="as-char" draw:z-index="21" draw:name="Vorm3" draw:style-name="gr1" draw:text-style-name="P92" svg:width="0.35cm" svg:height="0.35cm" draw:control="control20"/></text:span></text:span><text:span text:style-name="T113"><text:tab/></text:span><text:span text:style-name="T114">Use</text:span><text:span text:style-name="T110"> </text:span><text:span text:style-name="Strong_20_Emphasis"><text:span text:style-name="T122">Checklist </text:span></text:span><text:span text:style-name="Strong_20_Emphasis"><text:span text:style-name="T123">transfer</text:span></text:span><text:span text:style-name="T110"> o</text:span><text:span text:style-name="T111">n</text:span><text:span text:style-name="T110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12"> </text:span><text:span text:style-name="T111">u</text:span><text:span text:style-name="T112">nder </text:span><text:span text:style-name="T119">Linux</text:span><text:span text:style-name="T105">.</text:span></text:p>
      <text:p text:style-name="P19"><text:span text:style-name="T116">New installation?</text:span><text:span text:style-name="T105"><text:tab/><text:tab/></text:span><text:span text:style-name="Strong_20_Emphasis"><text:span text:style-name="T50"><draw:control text:anchor-type="as-char" draw:z-index="22" draw:name="Vorm 2" draw:style-name="gr1" draw:text-style-name="P92" svg:width="0.35cm" svg:height="0.35cm" draw:control="control21"/></text:span></text:span><text:span text:style-name="T115"><text:tab/>Start at chapter</text:span><text:span text:style-name="T105"> </text:span><text:span text:style-name="T116"><text:bookmark-ref text:reference-format="page" text:ref-name="__RefNumPara__4009_1271708128">2</text:bookmark-ref></text:span><text:span text:style-name="T105"><text:s text:c="2"/></text:span><text:span text:style-name="T117"><text:bookmark-ref text:reference-format="text" text:ref-name="__RefNumPara__4009_1271708128">Perform installation</text:bookmark-ref></text:span><text:span text:style-name="T108">.</text:span></text:p>
      <text:p text:style-name="P34"/>
      <text:p text:style-name="P34"/>
      <text:list text:style-name="L1">
        <text:list-item>
          <text:p text:style-name="P89"><text:bookmark-start text:name="__RefNumPara__4083_1271708128"/>Prepar<text:span text:style-name="T208">e</text:span> installatio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8"><text:span text:style-name="Strong_20_Emphasis"><text:span text:style-name="T48"><draw:control text:anchor-type="as-char" draw:z-index="9" draw:name="Vorm3_0" draw:style-name="gr1" draw:text-style-name="P92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48"><draw:control text:anchor-type="as-char" draw:z-index="14" draw:name="Vorm3_ 1" draw:style-name="gr1" draw:text-style-name="P92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57"><text:span text:style-name="Strong_20_Emphasis"><text:span text:style-name="T24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64"><text:span text:style-name="User_20_Entry"><text:span text:style-name="T67">Login any additional </text:span></text:span><text:span text:style-name="Definition"><text:span text:style-name="T202">USER</text:span></text:span><text:span text:style-name="User_20_Entry"><text:span text:style-name="T72">s</text:span></text:span><text:span text:style-name="User_20_Entry"><text:span text:style-name="T77"> </text:span></text:span><text:span text:style-name="User_20_Entry"><text:span text:style-name="T67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2" office:value-type="string">
            <text:p text:style-name="P35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7"><text:span text:style-name="Strong_20_Emphasis"><text:span text:style-name="T50"><draw:control text:anchor-type="as-char" draw:z-index="2" draw:name="Vorm4" draw:style-name="gr1" draw:text-style-name="P9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50"/></text:span></text:p>
          </table:table-cell>
          <table:table-cell table:style-name="_31_._5f_Installatie_5f_voorbereiden.D3" office:value-type="string">
            <text:p text:style-name="P83"><text:span text:style-name="Strong_20_Emphasis"><text:span text:style-name="T28">Install </text:span></text:span><text:span text:style-name="Strong_20_Emphasis"><text:span text:style-name="T45">Debian-</text:span></text:span><text:span text:style-name="Strong_20_Emphasis"><text:span text:style-name="T29">pa</text:span></text:span><text:span text:style-name="Strong_20_Emphasis"><text:span text:style-name="T40">ckage</text:span></text:span><text:span text:style-name="Strong_20_Emphasis"><text:span text:style-name="T29"> kz</text:span></text:span><text:span text:style-name="Strong_20_Emphasis"><text:span text:style-name="T29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89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8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28"/></text:span></text:p>
          </table:table-cell>
          <table:table-cell table:style-name="_31_._5f_Installatie_5f_voorbereiden.D4" office:value-type="string">
            <text:p text:style-name="P75"><text:span text:style-name="User_20_Entry"><text:span text:style-name="T82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4" office:value-type="string">
            <text:p text:style-name="P79"><text:span text:style-name="User_20_Entry"><text:span text:style-name="T8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/>
          </table:table-cell>
          <table:table-cell table:style-name="_31_._5f_Installatie_5f_voorbereiden.D6" office:value-type="string">
            <text:p text:style-name="P59"><text:span text:style-name="Strong_20_Emphasis"><text:span text:style-name="T3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/>
          </table:table-cell>
          <table:table-cell table:style-name="_31_._5f_Installatie_5f_voorbereiden.D7" office:value-type="string">
            <text:p text:style-name="P36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7"><text:span text:style-name="Strong_20_Emphasis"><text:span text:style-name="T50"><draw:control text:anchor-type="as-char" draw:z-index="3" draw:name="Vorm6" draw:style-name="gr1" draw:text-style-name="P9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50"><draw:control text:anchor-type="as-char" draw:z-index="15" draw:name="Vorm 3" draw:style-name="gr1" draw:text-style-name="P92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63"><text:span text:style-name="Strong_20_Emphasis"><text:span text:style-name="T3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9" office:value-type="string">
            <text:p text:style-name="P75"><text:span text:style-name="Strong_20_Emphasis"><text:span text:style-name="T30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69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10" office:value-type="string">
            <text:p text:style-name="P77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33"> </text:span></text:span><text:span text:style-name="Strong_20_Emphasis"><text:span text:style-name="T54">1 <text:s/>Prepar</text:span></text:span><text:span text:style-name="Strong_20_Emphasis"><text:span text:style-name="T55">e</text:span></text:span><text:span text:style-name="Strong_20_Emphasis"><text:span text:style-name="T54"> installatio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1" office:value-type="string">
            <text:p text:style-name="P59"><text:span text:style-name="Strong_20_Emphasis"><text:span text:style-name="T32">Follow the instructions on the screen.</text:span></text:span></text:p>
          </table:table-cell>
        </table:table-row>
      </table:table>
      <text:p text:style-name="P23"/>
      <text:list text:continue-numbering="true" text:style-name="L1">
        <text:list-item>
          <text:p text:style-name="P90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67"><text:span text:style-name="Strong_20_Emphasis"><text:span text:style-name="T50"><draw:control text:anchor-type="as-char" draw:z-index="4" draw:name="Vorm9" draw:style-name="gr1" draw:text-style-name="P9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124">Boot the computer from</text:span><text:span text:style-name="T128"><text:note text:id="ftn4" text:note-class="footnote"><text:note-citation>1</text:note-citation><text:note-body><text:p text:style-name="P4"><text:span text:style-name="T78">Boot menu/Setup via one of the </text:span><text:span text:style-name="T79">f</text:span><text:span text:style-name="T78">requently used keys:</text:span> <text:span text:style-name="T209">Esc</text:span>, <text:span text:style-name="T209">Delete</text:span>, <text:span text:style-name="T209">F1</text:span>, <text:span text:style-name="T209">F2</text:span>, <text:span text:style-name="T209">F9</text:span>, <text:span text:style-name="T209">F10</text:span>, <text:span text:style-name="T209">F11</text:span>, <text:span text:style-name="T226">or </text:span><text:span text:style-name="T209">F12</text:span>.</text:p></text:note-body></text:note></text:span><text:span text:style-name="T124"> an</text:span><text:span text:style-name="T126"> </text:span><text:span text:style-name="Strong_20_Emphasis"><text:span text:style-name="T99"><text:user-field-get text:name="Distro">Ubuntu</text:user-field-get></text:span></text:span><text:span text:style-name="T127"><text:s/></text:span><text:span text:style-name="T100"><text:user-field-get text:name="Version">24.04</text:user-field-get></text:span><text:span text:style-name="T63"><text:s/></text:span><text:span text:style-name="T63"><text:user-field-get text:name="Edition">Server</text:user-field-get></text:span><text:span text:style-name="T63"><text:s/>Live</text:span><text:span text:style-name="T63"><text:note text:id="ftn5" text:note-class="footnote"><text:note-citation>2</text:note-citation><text:note-body><text:p text:style-name="P76"><text:span text:style-name="T17">From a Live USB stick you can boot and work with </text:span><text:span text:style-name="Strong_20_Emphasis"><text:span text:style-name="T129"><text:user-field-get text:name="Distro">Ubuntu</text:user-field-get></text:span></text:span><text:span text:style-name="Strong_20_Emphasis"><text:span text:style-name="T129"><text:s/></text:span></text:span><text:span text:style-name="T17">without modifying any files on the hard drive and also allows installation of </text:span><text:span text:style-name="Strong_20_Emphasis"><text:span text:style-name="T129"><text:user-field-get text:name="Distro">Ubuntu</text:user-field-get></text:span></text:span><text:span text:style-name="Strong_20_Emphasis"><text:span text:style-name="T129">.</text:span></text:span></text:p></text:note-body></text:note></text:span><text:span text:style-name="T124"> USB stick</text:span><text:span text:style-name="T64"><text:note text:id="ftn6" text:note-class="footnote"><text:note-citation>3</text:note-citation><text:note-body><text:p text:style-name="P84"><text:span text:style-name="Strong_20_Emphasis"><text:span text:style-name="T68">Create a bootable USB stick:<text:line-break/>Download a </text:span></text:span><text:span text:style-name="Strong_20_Emphasis"><text:span text:style-name="T73"><text:user-field-get text:name="Distro">Ubuntu</text:user-field-get></text:span></text:span><text:span text:style-name="Strong_20_Emphasis"><text:span text:style-name="T73"><text:s/></text:span></text:span><text:span text:style-name="Strong_20_Emphasis"><text:span text:style-name="T73"><text:user-field-get text:name="Edition">Server</text:user-field-get></text:span></text:span><text:span text:style-name="Strong_20_Emphasis"><text:span text:style-name="T71"><text:s/></text:span></text:span><text:span text:style-name="Strong_20_Emphasis"><text:span text:style-name="T73"><text:user-field-get text:name="Version">24.04</text:user-field-get></text:span></text:span><text:span text:style-name="Strong_20_Emphasis"><text:span text:style-name="T73"><text:s/></text:span></text:span><text:span text:style-name="Strong_20_Emphasis"><text:span text:style-name="T74">LTS </text:span></text:span><text:span text:style-name="Strong_20_Emphasis"><text:span text:style-name="T68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199">ubuntu.com/download</text:span></text:span></text:a><text:span text:style-name="Strong_20_Emphasis"><text:span text:style-name="T69">.</text:span></text:span></text:p><text:p text:style-name="P81"><text:span text:style-name="Strong_20_Emphasis"><text:span text:style-name="T68"><text:tab/></text:span></text:span><text:span text:style-name="Strong_20_Emphasis"><text:span text:style-name="T70">The next steps are described in </text:span></text:span><text:span text:style-name="Strong_20_Emphasis"><text:span text:style-name="T75">Linux informati</text:span></text:span><text:span text:style-name="Strong_20_Emphasis"><text:span text:style-name="T76">on</text:span></text:span><text:span text:style-name="Strong_20_Emphasis"><text:span text:style-name="T70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00">karelzimmer.nl/en</text:span></text:span></text:a><text:span text:style-name="Strong_20_Emphasis"><text:span text:style-name="T70">, under </text:span></text:span><text:span text:style-name="Strong_20_Emphasis"><text:span text:style-name="T75">Linux</text:span></text:span><text:span text:style-name="Strong_20_Emphasis"><text:span text:style-name="T70">.</text:span></text:span></text:p></text:note-body></text:note></text:span><text:span text:style-name="T124">.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2" office:value-type="string">
            <text:p text:style-name="P33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51"> </text:span></text:span><text:span text:style-name="Strong_20_Emphasis"><text:span text:style-name="T57">Try or I</text:span></text:span><text:span text:style-name="Strong_20_Emphasis"><text:span text:style-name="T58">n</text:span></text:span><text:span text:style-name="Strong_20_Emphasis"><text:span text:style-name="T59">stall Ubuntu </text:span></text:span><text:span text:style-name="Strong_20_Emphasis"><text:span text:style-name="T60">Server</text:span></text:span><text:span text:style-name="T125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><text:span text:style-name="Strong_20_Emphasis"><text:span text:style-name="T26"/></text:span></text:p>
          </table:table-cell>
          <table:table-cell table:style-name="_32_._5f_Installatie_5f_uitvoeren.C4" office:value-type="string">
            <text:p text:style-name="P59"><text:span text:style-name="Strong_20_Emphasis"><text:span text:style-name="T84">Follow the instructions on the </text:span></text:span><text:span text:style-name="Strong_20_Emphasis"><text:span text:style-name="T85">installation </text:span></text:span><text:span text:style-name="Strong_20_Emphasis"><text:span text:style-name="T84">screens.</text:span>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70"><text:span text:style-name="Strong_20_Emphasis"><text:span text:style-name="T28"><draw:control text:anchor-type="as-char" draw:z-index="11" draw:name="Vorm 1" draw:style-name="gr1" draw:text-style-name="P92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27"><text:span text:style-name="T143">At</text:span><text:span text:style-name="T142"> </text:span><text:span text:style-name="Strong_20_Emphasis"><text:span text:style-name="T144">Profile setup</text:span></text:span><text:span text:style-name="Strong_20_Emphasis"><text:span text:style-name="T137">:</text:span>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7" office:value-type="string">
            <text:p text:style-name="P28"><text:span text:style-name="T145">Enter</text:span><text:span text:style-name="T146"> </text:span><text:span text:style-name="Strong_20_Emphasis"><text:span text:style-name="T144">Your</text:span></text:span><text:span text:style-name="Strong_20_Emphasis"><text:span text:style-name="T147"> n</text:span></text:span><text:span text:style-name="Strong_20_Emphasis"><text:span text:style-name="T148">a</text:span></text:span><text:span text:style-name="Strong_20_Emphasis"><text:span text:style-name="T144">me</text:span></text:span><text:span text:style-name="Strong_20_Emphasis"><text:span text:style-name="T138"> </text:span></text:span><text:span text:style-name="Definition"><text:span text:style-name="T14">user</text:span></text:span><text:span text:style-name="Strong_20_Emphasis"><text:span text:style-name="T139">, <text:line-break/></text:span></text:span><text:span text:style-name="Strong_20_Emphasis"><text:span text:style-name="T144">Your server</text:span></text:span><text:span text:style-name="Strong_20_Emphasis"><text:span text:style-name="T151">'</text:span></text:span><text:span text:style-name="Strong_20_Emphasis"><text:span text:style-name="T152">s name</text:span></text:span><text:span text:style-name="Definition"><text:span text:style-name="T9"> </text:span></text:span><text:span text:style-name="Definition"><text:span text:style-name="T15">serv</text:span></text:span><text:span text:style-name="Definition"><text:span text:style-name="T16">erna</text:span></text:span><text:span text:style-name="Definition"><text:span text:style-name="T14">me</text:span></text:span><text:span text:style-name="Strong_20_Emphasis"><text:span text:style-name="T138">,<text:line-break/></text:span></text:span><text:span text:style-name="Strong_20_Emphasis"><text:span text:style-name="T149">Pick a username</text:span></text:span><text:span text:style-name="Strong_20_Emphasis"><text:span text:style-name="T138"> </text:span></text:span><text:span text:style-name="Definition"><text:span text:style-name="T14">username</text:span></text:span><text:span text:style-name="Strong_20_Emphasis"><text:span text:style-name="T138">, </text:span></text:span><text:span text:style-name="Strong_20_Emphasis"><text:span text:style-name="T140">and</text:span></text:span><text:span text:style-name="Strong_20_Emphasis"><text:span text:style-name="T138"><text:line-break/></text:span></text:span><text:span text:style-name="Strong_20_Emphasis"><text:span text:style-name="T141">enter a </text:span></text:span><text:span text:style-name="Strong_20_Emphasis"><text:span text:style-name="T150">password</text:span></text:span><text:span text:style-name="Strong_20_Emphasis"><text:span text:style-name="T141"> twice</text:span></text:span><text:span text:style-name="Strong_20_Emphasis"><text:span text:style-name="T136">.</text:span></text:span></text:p>
          </table:table-cell>
        </table:table-row>
      </table:table>
      <text:p text:style-name="P52"><text:span text:style-name="Strong_20_Emphasis"><text:span text:style-name="T52"/></text:span></text:p>
      <text:list text:continue-numbering="true" text:style-name="L1">
        <text:list-item>
          <text:p text:style-name="P88"><text:span text:style-name="Strong_20_Emphasis"><text:span text:style-name="T62">Finish installation</text:span></text:span></text:p>
        </text:list-item>
      </text:list>
      <text:p text:style-name="P53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71"><text:span text:style-name="Strong_20_Emphasis"><text:span text:style-name="T50"><draw:control text:anchor-type="as-char" draw:z-index="5" draw:name="Vorm24" draw:style-name="gr1" draw:text-style-name="P9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6"><text:span text:style-name="Strong_20_Emphasis"><text:span text:style-name="T22">Log in as </text:span></text:span><text:span text:style-name="Definition"><text:span text:style-name="T11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2" office:value-type="string">
            <text:p text:style-name="P56"><text:span text:style-name="Strong_20_Emphasis"><text:span text:style-name="T53"/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7"><text:span text:style-name="Strong_20_Emphasis"><text:span text:style-name="T50"><draw:control text:anchor-type="as-char" draw:z-index="7" draw:name="Vorm4_1" draw:style-name="gr1" draw:text-style-name="P92" svg:width="0.35cm" svg:height="0.35cm" draw:control="control6"/></text:span></text:span></text:p>
          </table:table-cell>
          <table:table-cell table:style-name="_33_._5f_Installatie_5f_afronden.C3" office:value-type="string">
            <text:p text:style-name="P83"><text:span text:style-name="Strong_20_Emphasis"><text:span text:style-name="T28">Install </text:span></text:span><text:span text:style-name="Strong_20_Emphasis"><text:span text:style-name="T46">Debian-</text:span></text:span><text:span text:style-name="Strong_20_Emphasis"><text:span text:style-name="T29">pa</text:span></text:span><text:span text:style-name="Strong_20_Emphasis"><text:span text:style-name="T40">ckage</text:span></text:span><text:span text:style-name="Strong_20_Emphasis"><text:span text:style-name="T29"> kz</text:span></text:span><text:span text:style-name="Strong_20_Emphasis"><text:span text:style-name="T29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89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72"><text:span text:style-name="Strong_20_Emphasis"><text:span text:style-name="T28"/></text:span></text:p>
          </table:table-cell>
          <table:table-cell table:style-name="_33_._5f_Installatie_5f_afronden.C4" office:value-type="string">
            <text:p text:style-name="P75"><text:span text:style-name="User_20_Entry"><text:span text:style-name="T82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4" office:value-type="string">
            <text:p text:style-name="P79"><text:span text:style-name="User_20_Entry"><text:span text:style-name="T8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5"/>
          </table:table-cell>
          <table:table-cell table:style-name="_33_._5f_Installatie_5f_afronden.C6" office:value-type="string">
            <text:p text:style-name="P60"><text:span text:style-name="Strong_20_Emphasis"><text:span text:style-name="T3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5"/>
          </table:table-cell>
          <table:table-cell table:style-name="_33_._5f_Installatie_5f_afronden.C7" office:value-type="string">
            <text:p text:style-name="P37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71"><text:span text:style-name="Strong_20_Emphasis"><text:span text:style-name="T50"><draw:control text:anchor-type="as-char" draw:z-index="6" draw:name="Vorm37" draw:style-name="gr1" draw:text-style-name="P92" svg:width="0.35cm" svg:height="0.35cm" draw:control="control5"/></text:span></text:span></text:p>
          </table:table-cell>
          <table:table-cell table:style-name="_33_._5f_Installatie_5f_afronden.C8" office:value-type="string">
            <text:p text:style-name="P66"><text:span text:style-name="Strong_20_Emphasis"><text:span text:style-name="T3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9" office:value-type="string">
            <text:p text:style-name="P75"><text:span text:style-name="Strong_20_Emphasis"><text:span text:style-name="T30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71"><text:span text:style-name="Strong_20_Emphasis"><text:span text:style-name="T28"/></text:span></text:p>
          </table:table-cell>
          <table:table-cell table:style-name="_33_._5f_Installatie_5f_afronden.C10" office:value-type="string">
            <text:p text:style-name="P78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34"> </text:span></text:span><text:span text:style-name="Strong_20_Emphasis"><text:span text:style-name="T61">3</text:span></text:span><text:span text:style-name="Strong_20_Emphasis"><text:span text:style-name="T86"> <text:s/></text:span></text:span><text:span text:style-name="Strong_20_Emphasis"><text:span text:style-name="T87">Finish installatio</text:span></text:span><text:span text:style-name="Strong_20_Emphasis"><text:span text:style-name="T88">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11" office:value-type="string">
            <text:p text:style-name="P61"><text:span text:style-name="Strong_20_Emphasis"><text:span text:style-name="T32">Follow the instructions on the screen.</text:span></text:span></text:p>
          </table:table-cell>
        </table:table-row>
      </table:table>
      <text:p text:style-name="P53"><text:span text:style-name="Strong_20_Emphasis"><text:span text:style-name="T22"><text:tab/></text:span></text:span></text:p>
      <text:p text:style-name="P54"><text:span text:style-name="Strong_20_Emphasis"><text:span text:style-name="T35"/></text:span></text:p>
      <text:p text:style-name="P55"><text:span text:style-name="Strong_20_Emphasis"><text:span text:style-name="T32"/></text:span></text:p>
      <text:list text:continue-numbering="true" text:style-name="L1">
        <text:list-item>
          <text:p text:style-name="P91"><text:span text:style-name="Strong_20_Emphasis"><text:span text:style-name="T13">P</text:span></text:span><text:span text:style-name="Strong_20_Emphasis"><text:span text:style-name="T153">rovision user</text:span></text:span></text:p>
        </text:list-item>
      </text:list>
      <text:p text:style-name="P2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73"><text:span text:style-name="Strong_20_Emphasis"><text:span text:style-name="T50"><draw:control text:anchor-type="as-char" draw:z-index="8" draw:name="Vorm40_0" draw:style-name="gr1" draw:text-style-name="P92" svg:width="0.35cm" svg:height="0.35cm" draw:control="control7"/></text:span></text:span></text:p>
          </table:table-cell>
          <table:table-cell table:style-name="Tabel2.A1" office:value-type="string">
            <text:p text:style-name="P73"><text:span text:style-name="Strong_20_Emphasis"><text:span text:style-name="T50"><draw:control text:anchor-type="as-char" draw:z-index="12" draw:name="Vorm40_ 1" draw:style-name="gr1" draw:text-style-name="P92" svg:width="0.35cm" svg:height="0.35cm" draw:control="control11"/></text:span></text:span></text:p>
          </table:table-cell>
          <table:table-cell table:style-name="Tabel2.D1" office:value-type="string">
            <text:p text:style-name="P31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1">USER</text:span></text:span><text:span text:style-name="Strong_20_Emphasis"><text:span text:style-name="T37"><text:note text:id="ftn8" text:note-class="footnote"><text:note-citation>1</text:note-citation><text:note-body><text:p text:style-name="P65"><text:span text:style-name="User_20_Entry"><text:span text:style-name="T81">Login any additional </text:span></text:span><text:span text:style-name="Definition"><text:span text:style-name="T201">USER</text:span></text:span><text:span text:style-name="User_20_Entry"><text:span text:style-name="T80">s </text:span></text:span><text:span text:style-name="User_20_Entry"><text:span text:style-name="T81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D2" office:value-type="string">
            <text:p text:style-name="P38"/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74"><text:span text:style-name="Strong_20_Emphasis"><text:span text:style-name="T50"><draw:control text:anchor-type="as-char" draw:z-index="10" draw:name="Vorm40_2" draw:style-name="gr1" draw:text-style-name="P92" svg:width="0.35cm" svg:height="0.35cm" draw:control="control9"/></text:span></text:span></text:p>
          </table:table-cell>
          <table:table-cell table:style-name="Tabel2.A1" office:value-type="string">
            <text:p text:style-name="P74"><text:span text:style-name="Strong_20_Emphasis"><text:span text:style-name="T50"><draw:control text:anchor-type="as-char" draw:z-index="13" draw:name="Vorm40_ 2" draw:style-name="gr1" draw:text-style-name="P92" svg:width="0.35cm" svg:height="0.35cm" draw:control="control12"/></text:span></text:span></text:p>
          </table:table-cell>
          <table:table-cell table:style-name="Tabel2.D3" office:value-type="string">
            <text:p text:style-name="P32"><text:span text:style-name="Strong_20_Emphasis"><text:span text:style-name="T38">Set up the </text:span></text:span><text:span text:style-name="Strong_20_Emphasis"><text:span text:style-name="T41">user</text:span></text:span><text:span text:style-name="Strong_20_Emphasis"><text:span text:style-name="T38">:</text:span></text:span></text:p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D4" office:value-type="string">
            <text:p text:style-name="P75"><text:span text:style-name="Strong_20_Emphasis"><text:span text:style-name="T30">Type 'kz menu'.</text:span></text:span></text:p>
          </table:table-cell>
        </table:table-row>
        <table:table-row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7"/>
          </table:table-cell>
          <table:table-cell table:style-name="Tabel2.D5" office:value-type="string">
            <text:p text:style-name="P33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34"> </text:span></text:span><text:span text:style-name="Strong_20_Emphasis"><text:span text:style-name="T61">4 <text:s/></text:span></text:span><text:span text:style-name="Strong_20_Emphasis"><text:span text:style-name="T56">Provision user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7"/>
          </table:table-cell>
          <table:table-cell table:style-name="Tabel2.D6" office:value-type="string">
            <text:p text:style-name="P62"><text:span text:style-name="Strong_20_Emphasis"><text:span text:style-name="T32">Follow the instructions on the screen.</text:span></text:span></text:p>
          </table:table-cell>
        </table:table-row>
      </table:table>
      <text:p text:style-name="P39"/>
      <text:p text:style-name="P40"/>
      <text:p text:style-name="P48"><text:span text:style-name="T132">End of checklist,</text:span><text:span text:style-name="T133"> </text:span><text:span text:style-name="Strong_20_Emphasis"><text:span text:style-name="T98"><text:user-field-get text:name="Distro">Ubuntu</text:user-field-get></text:span></text:span><text:span text:style-name="T131"><text:s/></text:span><text:span text:style-name="T130"><text:user-field-get text:name="Version">24.04</text:user-field-get></text:span><text:span text:style-name="T130"><text:s/></text:span><text:span text:style-name="Strong_20_Emphasis"><text:span text:style-name="T65"><text:user-field-get text:name="Edition">Server</text:user-field-get></text:span></text:span><text:span text:style-name="Strong_20_Emphasis"><text:span text:style-name="T65"><text:s/></text:span></text:span><text:span text:style-name="T132">installation is complete.</text:span></text:p>
      <text:p text:style-name="P26"/>
      <text:p text:style-name="P20"><text:span text:style-name="Emphasis"><text:span text:style-name="T216">Written</text:span></text:span><text:span text:style-name="Emphasis"><text:span text:style-name="T217"> </text:span></text:span><text:span text:style-name="Emphasis"><text:span text:style-name="T216">by</text:span></text:span><text:span text:style-name="Emphasis"><text:span text:style-name="T217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23">Karel Zimmer</text:span></text:span></text:a><text:span text:style-name="Emphasis"><text:span text:style-name="T218">.</text:span></text:span></text:p>
      <text:p text:style-name="P21"><text:span text:style-name="Emphasis"><text:span text:style-name="T220">C</text:span></text:span><text:span text:style-name="Emphasis"><text:span text:style-name="T221">C0</text:span></text:span><text:span text:style-name="Emphasis"><text:span text:style-name="T218"> 1.0 </text:span></text:span><text:span text:style-name="Emphasis"><text:span text:style-name="T219">Universal</text:span></text:span><text:span text:style-name="Emphasis"><text:span text:style-name="T222"> </text:span></text:span><text:span text:style-name="Emphasis"><text:span text:style-name="T22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2"><text:s/></text:span></text:span><text:span text:style-name="Emphasis"><text:span text:style-name="T22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2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5-15T09:25:02.633863943">15/05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3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5T09:25:02.505646643</dc:date>
    <meta:keyword>Installatie</meta:keyword>
    <meta:keyword>Checklist</meta:keyword>
    <meta:keyword>Linux</meta:keyword>
    <meta:editing-cycles>6893</meta:editing-cycles>
    <meta:editing-duration>P12DT3H11M47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72" meta:word-count="429" meta:character-count="2736" meta:non-whitespace-character-count="2323"/>
    <meta:user-defined meta:name="Info 1"/>
    <meta:user-defined meta:name="Info 2"/>
    <meta:user-defined meta:name="Info 3"/>
    <meta:user-defined meta:name="Info 4"/>
  </office:meta>
</office:document-meta>
</file>